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eschlecht</text:p>
          </table:table-cell>
        </table:table-row>
        <table:table-row table:style-name="ro1">
          <table:table-cell office:value-type="float" office:value="1019321067" calcext:value-type="float">
            <text:p>101932106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4306829" calcext:value-type="float">
            <text:p>12430682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762822" calcext:value-type="float">
            <text:p>11776282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684208" calcext:value-type="float">
            <text:p>116684208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58842767" calcext:value-type="float">
            <text:p>1158842767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6518006" calcext:value-type="float">
            <text:p>11651800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44287187" calcext:value-type="float">
            <text:p>104428718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9513439" calcext:value-type="float">
            <text:p>11951343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38442762" calcext:value-type="float">
            <text:p>13844276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326954458" calcext:value-type="float">
            <text:p>132695445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089075" calcext:value-type="float">
            <text:p>11608907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8071750" calcext:value-type="float">
            <text:p>11807175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132914" calcext:value-type="float">
            <text:p>11613291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32960728" calcext:value-type="float">
            <text:p>103296072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226099" calcext:value-type="float">
            <text:p>116226099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37718372" calcext:value-type="float">
            <text:p>103771837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828781" calcext:value-type="float">
            <text:p>11682878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unidentified001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50422937" calcext:value-type="float">
            <text:p>105042293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27439849" calcext:value-type="float">
            <text:p>122743984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524685" calcext:value-type="float">
            <text:p>11652468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32734405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5113177" calcext:value-type="float">
            <text:p>1055113177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8522310" calcext:value-type="float">
            <text:p>11852231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0460235" calcext:value-type="float">
            <text:p>105046023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unidentified00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13287766" calcext:value-type="float">
            <text:p>121328776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5112596" calcext:value-type="float">
            <text:p>1055112596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0809766" calcext:value-type="float">
            <text:p>10080976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23905792X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50460677" calcext:value-type="float">
            <text:p>1050460677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6243708" calcext:value-type="float">
            <text:p>11624370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8869345" calcext:value-type="float">
            <text:p>11886934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36990052" calcext:value-type="float">
            <text:p>103699005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0470745" calcext:value-type="float">
            <text:p>105047074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93671655" calcext:value-type="float">
            <text:p>119367165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1614730X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9351439" calcext:value-type="float">
            <text:p>11935143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38483607" calcext:value-type="float">
            <text:p>123848360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586788" calcext:value-type="float">
            <text:p>11658678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37803639" calcext:value-type="float">
            <text:p>103780363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791845" calcext:value-type="float">
            <text:p>11679184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52957317" calcext:value-type="float">
            <text:p>115295731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333235" calcext:value-type="float">
            <text:p>11633323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2420239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647337" calcext:value-type="float">
            <text:p>116647337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25309391" calcext:value-type="float">
            <text:p>102530939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38112206" calcext:value-type="float">
            <text:p>1038112206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6663952" calcext:value-type="float">
            <text:p>11666395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57480837" calcext:value-type="float">
            <text:p>115748083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38240697" calcext:value-type="float">
            <text:p>103824069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879017" calcext:value-type="float">
            <text:p>11687901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879483" calcext:value-type="float">
            <text:p>116879483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893001" calcext:value-type="float">
            <text:p>11689300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12021932" calcext:value-type="float">
            <text:p>121202193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1869894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22762252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931868" calcext:value-type="float">
            <text:p>116931868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202427057" calcext:value-type="float">
            <text:p>120242705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420871" calcext:value-type="float">
            <text:p>11642087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483350" calcext:value-type="float">
            <text:p>11648335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523859" calcext:value-type="float">
            <text:p>11652385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527935" calcext:value-type="float">
            <text:p>11652793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36709680" calcext:value-type="float">
            <text:p>136709680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3081062" calcext:value-type="float">
            <text:p>10308106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932821" calcext:value-type="float">
            <text:p>116932821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8862944" calcext:value-type="float">
            <text:p>11886294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965355" calcext:value-type="float">
            <text:p>116965355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55122257" calcext:value-type="float">
            <text:p>105512225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069698" calcext:value-type="float">
            <text:p>11706969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40283080" calcext:value-type="float">
            <text:p>14028308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89582196" calcext:value-type="float">
            <text:p>1089582196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7079669" calcext:value-type="float">
            <text:p>11707966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1788665" calcext:value-type="float">
            <text:p>10178866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8558765" calcext:value-type="float">
            <text:p>118558765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6015683" calcext:value-type="float">
            <text:p>116015683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7766305" calcext:value-type="float">
            <text:p>105776630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8721690" calcext:value-type="float">
            <text:p>11872169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02221384" calcext:value-type="float">
            <text:p>110222138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57580815" calcext:value-type="float">
            <text:p>115758081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3665954" calcext:value-type="float">
            <text:p>11366595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18227644" calcext:value-type="float">
            <text:p>101822764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41208813" calcext:value-type="float">
            <text:p>141208813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555211" calcext:value-type="float">
            <text:p>11655521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1872472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581999" calcext:value-type="float">
            <text:p>11658199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28123926" calcext:value-type="float">
            <text:p>122812392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590823" calcext:value-type="float">
            <text:p>116590823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1872567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57518834" calcext:value-type="float">
            <text:p>115751883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085278" calcext:value-type="float">
            <text:p>117085278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string" calcext:value-type="string">
            <text:p>unidentified00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02427081" calcext:value-type="float">
            <text:p>120242708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1367645X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56134259" calcext:value-type="float">
            <text:p>1056134259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string" calcext:value-type="string">
            <text:p>unidentified00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656301" calcext:value-type="float">
            <text:p>116656301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58098952" calcext:value-type="float">
            <text:p>1158098952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8992996" calcext:value-type="float">
            <text:p>118992996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29309655" calcext:value-type="float">
            <text:p>102930965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04184321" calcext:value-type="float">
            <text:p>120418432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991364" calcext:value-type="float">
            <text:p>116991364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string" calcext:value-type="string">
            <text:p>unidentified00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42986275" calcext:value-type="float">
            <text:p>14298627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37020546" calcext:value-type="float">
            <text:p>13702054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22870734" calcext:value-type="float">
            <text:p>102287073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9293393" calcext:value-type="float">
            <text:p>129293393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49760239" calcext:value-type="float">
            <text:p>1049760239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40470239" calcext:value-type="float">
            <text:p>14047023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89932367" calcext:value-type="float">
            <text:p>1089932367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7209708" calcext:value-type="float">
            <text:p>11720970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3836480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7781412" calcext:value-type="float">
            <text:p>12778141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unidentified00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8973606" calcext:value-type="float">
            <text:p>11897360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03066821" calcext:value-type="float">
            <text:p>120306682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329209869" calcext:value-type="float">
            <text:p>132920986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134100" calcext:value-type="float">
            <text:p>11613410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58101309" calcext:value-type="float">
            <text:p>115810130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36657981" calcext:value-type="float">
            <text:p>1036657981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19309229" calcext:value-type="float">
            <text:p>101930922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unidentified00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334851" calcext:value-type="float">
            <text:p>11633485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391960" calcext:value-type="float">
            <text:p>11639196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03868546X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93684137" calcext:value-type="float">
            <text:p>119368413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8745492" calcext:value-type="float">
            <text:p>11874549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unidentified009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6627018" calcext:value-type="float">
            <text:p>11662701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711825" calcext:value-type="float">
            <text:p>11671182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8604570" calcext:value-type="float">
            <text:p>11860457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023477" calcext:value-type="float">
            <text:p>11702347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108731" calcext:value-type="float">
            <text:p>11710873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329686438" calcext:value-type="float">
            <text:p>132968643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4305126" calcext:value-type="float">
            <text:p>10430512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218235" calcext:value-type="float">
            <text:p>11721823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218766" calcext:value-type="float">
            <text:p>11721876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329053" calcext:value-type="float">
            <text:p>117329053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5098747" calcext:value-type="float">
            <text:p>1055098747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7506338" calcext:value-type="float">
            <text:p>11750633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836814" calcext:value-type="float">
            <text:p>116836814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6836709" calcext:value-type="float">
            <text:p>11683670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857285" calcext:value-type="float">
            <text:p>11685728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911832" calcext:value-type="float">
            <text:p>116911832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74105532" calcext:value-type="float">
            <text:p>1074105532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7059021" calcext:value-type="float">
            <text:p>11705902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072796" calcext:value-type="float">
            <text:p>11707279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192309" calcext:value-type="float">
            <text:p>11719230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87357847" calcext:value-type="float">
            <text:p>1187357847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470732" calcext:value-type="float">
            <text:p>11747073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7766526" calcext:value-type="float">
            <text:p>105776652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0451093" calcext:value-type="float">
            <text:p>120451093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3281102" calcext:value-type="float">
            <text:p>105328110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419109" calcext:value-type="float">
            <text:p>11741910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0319850" calcext:value-type="float">
            <text:p>1050319850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31351493" calcext:value-type="float">
            <text:p>1031351493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202789" calcext:value-type="float">
            <text:p>117202789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string" calcext:value-type="string">
            <text:p>unidentified01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1559798" calcext:value-type="float">
            <text:p>10155979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0523210" calcext:value-type="float">
            <text:p>105052321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55120238" calcext:value-type="float">
            <text:p>1055120238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float" office:value="118617605" calcext:value-type="float">
            <text:p>118617605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39733590" calcext:value-type="float">
            <text:p>13973359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276871" calcext:value-type="float">
            <text:p>117276871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391468" calcext:value-type="float">
            <text:p>11739146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679658" calcext:value-type="float">
            <text:p>11767965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199028" calcext:value-type="float">
            <text:p>11719902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7975039" calcext:value-type="float">
            <text:p>127975039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37620403" calcext:value-type="float">
            <text:p>137620403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93761808" calcext:value-type="float">
            <text:p>119376180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31735888" calcext:value-type="float">
            <text:p>13173588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1740649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439967" calcext:value-type="float">
            <text:p>117439967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17287520" calcext:value-type="float">
            <text:p>11728752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01257198" calcext:value-type="float">
            <text:p>10125719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8763733" calcext:value-type="float">
            <text:p>118763733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6457719" calcext:value-type="float">
            <text:p>126457719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7990011" calcext:value-type="float">
            <text:p>127990011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string" calcext:value-type="string">
            <text:p>11909892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6964750" calcext:value-type="float">
            <text:p>126964750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027723640" calcext:value-type="float">
            <text:p>1027723640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278556" calcext:value-type="float">
            <text:p>11727855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1733555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6144742" calcext:value-type="float">
            <text:p>11614474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395404" calcext:value-type="float">
            <text:p>11739540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236938216" calcext:value-type="float">
            <text:p>123693821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string" calcext:value-type="string">
            <text:p>10417997X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424218" calcext:value-type="float">
            <text:p>117424218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359084" calcext:value-type="float">
            <text:p>117359084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318563402" calcext:value-type="float">
            <text:p>1318563402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117005894" calcext:value-type="float">
            <text:p>117005894</text:p>
          </table:table-cell>
          <table:table-cell office:value-type="string" calcext:value-type="string">
            <text:p>männli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08:52:54.0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2T14:17:21.723000000</meta:creation-date>
    <dc:date>2024-11-04T09:03:43.960000000</dc:date>
    <meta:editing-duration>PT21M2S</meta:editing-duration>
    <meta:editing-cycles>5</meta:editing-cycles>
    <meta:generator>LibreOffice/7.3.2.2$Windows_X86_64 LibreOffice_project/49f2b1bff42cfccbd8f788c8dc32c1c309559be0</meta:generator>
    <meta:document-statistic meta:table-count="1" meta:cell-count="384" meta:object-count="0"/>
  </office:meta>
</office:document-meta>
</file>